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2.146cm"/>
    </style:style>
    <style:style style:name="gr5" style:family="graphic" style:parent-style-name="standard">
      <style:graphic-properties draw:stroke="dash" draw:stroke-dash="Ultrafine_20_Dashed" svg:stroke-width="0.051cm" draw:marker-start-width="0.457cm" draw:marker-end="Arrow" draw:marker-end-width="0.305cm" draw:textarea-horizontal-align="center" draw:textarea-vertical-align="middle" fo:padding-top="0.15cm" fo:padding-bottom="0.15cm" fo:padding-left="0.275cm" fo:padding-right="0.275cm" draw:shadow-offset-x="0.305cm" draw:shadow-offset-y="0.305cm"/>
    </style:style>
    <style:style style:name="gr6" style:family="graphic" style:parent-style-name="standard">
      <style:graphic-properties draw:stroke="none" svg:stroke-color="#000000" draw:fill="none" draw:fill-color="#ffffff" fo:min-height="0.784cm"/>
    </style:style>
    <style:style style:name="gr7" style:family="graphic" style:parent-style-name="standard">
      <style:graphic-properties draw:stroke="dash" draw:stroke-dash="Ultrafine_20_Dashed" svg:stroke-width="0.051cm" draw:marker-start="Line_20_Arrow" draw:marker-start-width="0.276cm" draw:marker-end="Line_20_Arrow" draw:marker-end-width="0.279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solid" draw:fill-color="#ffffff" draw:textarea-vertical-align="middle" draw:auto-grow-width="true" fo:min-height="0.784cm" fo:padding-top="0cm" fo:padding-bottom="0cm" fo:padding-left="0cm" fo:padding-right="0cm"/>
    </style:style>
    <style:style style:name="gr9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family="Calibri" style:font-family-generic="swiss" style:font-pitch="variable" fo:font-size="16pt" style:font-size-asian="16pt" style:font-size-complex="16pt"/>
    </style:style>
    <style:style style:name="P4" style:family="paragraph">
      <style:text-properties fo:font-family="Calibri" style:font-family-generic="swiss" style:font-pitch="variable" fo:font-size="14pt" style:font-size-asian="14pt" style:font-size-complex="14pt"/>
    </style:style>
    <style:style style:name="T1" style:family="text">
      <style:text-properties fo:font-family="Calibri" style:font-family-generic="swiss" style:font-pitch="variable" fo:font-size="16pt" style:font-size-asian="16pt" style:font-size-complex="16pt"/>
    </style:style>
    <style:style style:name="T2" style:family="text">
      <style:text-properties fo:font-family="Calibri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9cm" svg:height="3.351cm" svg:x="7.279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9cm" svg:height="3.627cm" svg:x="3.278cm" svg:y="3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1.543cm" svg:height="7.32cm" svg:x="3.264cm" svg:y="0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43cm" svg:height="7.32cm" svg:x="7.265cm" svg:y="0.0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23cm" svg:height="7.32cm" svg:x="8.952cm" svg:y="0.07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823cm" svg:height="7.32cm" svg:x="2.247cm" svg:y="0.073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3.366cm" svg:height="2.396cm" svg:x="-0.087cm" svg:y="2.475cm">
          <draw:text-box>
            <text:p><text:span text:style-name="T1">Virtual</text:span><text:span text:style-name="T1"><text:line-break/></text:span><text:span text:style-name="T1">address</text:span><text:span text:style-name="T1"><text:line-break/></text:span><text:span text:style-name="T1">space</text:span></text:p>
          </draw:text-box>
        </draw:frame>
        <draw:frame draw:style-name="gr4" draw:text-style-name="P3" draw:layer="layout" svg:width="3.366cm" svg:height="2.396cm" svg:x="9.713cm" svg:y="2.475cm">
          <draw:text-box>
            <text:p><text:span text:style-name="T1">Physical</text:span><text:span text:style-name="T1"><text:line-break/></text:span><text:span text:style-name="T1">address</text:span><text:span text:style-name="T1"><text:line-break/></text:span><text:span text:style-name="T1">space</text:span></text:p>
          </draw:text-box>
        </draw:frame>
        <draw:connector draw:style-name="gr5" draw:text-style-name="P1" draw:layer="layout" draw:line-skew="-0.226cm" svg:x1="4.807cm" svg:y1="3.733cm" svg:x2="7.172cm" svg:y2="1.245cm" draw:start-shape="id1" draw:start-glue-point="1" svg:d="m4807 3733h1219v-2488h1146">
          <text:p/>
        </draw:connector>
        <draw:connector draw:style-name="gr5" draw:text-style-name="P1" draw:layer="layout" draw:line-skew="-0.226cm" svg:x1="4.795cm" svg:y1="7.07cm" svg:x2="7.16cm" svg:y2="4.582cm" svg:d="m4795 7070h1219v-2488h1146">
          <text:p/>
        </draw:connector>
        <draw:frame draw:style-name="gr6" draw:text-style-name="P4" draw:layer="layout" svg:width="1.775cm" svg:height="1.034cm" svg:x="5.818cm" svg:y="3.707cm">
          <draw:text-box>
            <text:p><text:span text:style-name="T2">base</text:span></text:p>
          </draw:text-box>
        </draw:frame>
        <draw:frame draw:style-name="gr6" draw:text-style-name="P4" draw:layer="layout" svg:width="1.945cm" svg:height="1.034cm" svg:x="5.519cm" svg:y="0.407cm">
          <draw:text-box>
            <text:p><text:span text:style-name="T2">bound</text:span></text:p>
          </draw:text-box>
        </draw:frame>
        <draw:line draw:style-name="gr7" draw:text-style-name="P1" draw:layer="layout" svg:x1="4.03cm" svg:y1="0.238cm" svg:x2="4.03cm" svg:y2="3.667cm">
          <text:p/>
        </draw:line>
        <draw:frame draw:style-name="gr8" draw:text-style-name="P4" draw:layer="layout" svg:width="1.302cm" svg:height="0.784cm" svg:x="3.341cm" svg:y="1.732cm">
          <draw:text-box>
            <text:p><text:span text:style-name="T2">invalid</text:span></text:p>
          </draw:text-box>
        </draw:frame>
        <draw:line draw:style-name="gr9" draw:text-style-name="P1" draw:layer="layout" svg:x1="3.437cm" svg:y1="3.695cm" svg:x2="4.562cm" svg:y2="3.695cm">
          <text:p/>
        </draw:line>
        <draw:line draw:style-name="gr9" draw:text-style-name="P1" draw:layer="layout" svg:x1="3.438cm" svg:y1="0.195cm" svg:x2="4.563cm" svg:y2="0.1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2.243cm" fo:page-height="7.5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21T13:40:47</meta:creation-date>
    <dc:date>2016-08-31T10:48:19</dc:date>
    <meta:editing-duration>PT00H15M37S</meta:editing-duration>
    <meta:editing-cycles>3</meta:editing-cycles>
    <meta:generator>NeoOffice/3.2015.8_Classic_Edition$Unix OpenOffice.org_project/Patch 1</meta:generator>
    <meta:document-statistic meta:object-count="16"/>
  </office:meta>
</office:document-meta>
</file>